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5f1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3b6a22"/>
    </style:style>
    <style:style style:name="P7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9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3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" style:family="text">
      <style:text-properties style:font-name="Abyssinica SIL1" fo:font-size="10pt" style:font-size-asian="10pt" style:font-name-complex="Abyssinica SIL2" style:font-size-complex="10pt"/>
    </style:style>
    <style:style style:name="T9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8e7a5" style:font-weight-asian="bold" style:font-weight-complex="bold"/>
    </style:style>
    <style:style style:name="T13" style:family="text">
      <style:text-properties fo:font-weight="bold" officeooo:rsid="003a7548" style:font-weight-asian="bold" style:font-weight-complex="bold"/>
    </style:style>
    <style:style style:name="T14" style:family="text">
      <style:text-properties fo:font-weight="bold" officeooo:rsid="003c6515" style:font-weight-asian="bold" style:font-weight-complex="bold"/>
    </style:style>
    <style:style style:name="T15" style:family="text">
      <style:text-properties officeooo:rsid="0038e7a5"/>
    </style:style>
    <style:style style:name="T16" style:family="text">
      <style:text-properties officeooo:rsid="003a7548"/>
    </style:style>
    <style:style style:name="T17" style:family="text">
      <style:text-properties officeooo:rsid="003b6a22"/>
    </style:style>
    <style:style style:name="T18" style:family="text">
      <style:text-properties officeooo:rsid="003c65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1</text:span><text:span text:style-name="T9">6</text:span><text:span text:style-name="T8">/0</text:span><text:span text:style-name="T9">9</text:span><text:span text:style-name="T8">/2022 </text:span><text:span text:style-name="T9">sexta-feira</text:span></text:p>
      <text:p text:style-name="P7"/>
      <text:p text:style-name="P18">O que aprenderemos neste módulo?</text:p>
      <text:p text:style-name="P9"/>
      <text:list xml:id="list91333031" text:style-name="L1">
        <text:list-item>
          <text:p text:style-name="P21">O que é a <text:span text:style-name="T11">Web</text:span> e como ela funciona;</text:p>
        </text:list-item>
        <text:list-item>
          <text:p text:style-name="P21">O que é <text:span text:style-name="T11">Frontend, Backend e Full </text:span><text:span text:style-name="T14">St</text:span><text:span text:style-name="T11">ack</text:span>;</text:p>
        </text:list-item>
        <text:list-item>
          <text:p text:style-name="P21">O que é <text:span text:style-name="T11">HTML5 </text:span>e como utilizá-lo;</text:p>
        </text:list-item>
        <text:list-item>
          <text:p text:style-name="P21">O que é <text:span text:style-name="T11">CSS </text:span>e como utilizá-lo;</text:p>
        </text:list-item>
        <text:list-item>
          <text:p text:style-name="P21">O que é <text:span text:style-name="T11">Bulma </text:span><text:s/>e como utilizá-lo;</text:p>
        </text:list-item>
        <text:list-item>
          <text:p text:style-name="P21">Como <text:span text:style-name="T11">desenvolver um portfólio </text:span>de programador com Bulma do zero.</text:p>
        </text:list-item>
      </text:list>
      <text:p text:style-name="P9"/>
      <text:p text:style-name="P16">O que é a Web e como ela funciona?</text:p>
      <text:p text:style-name="P10"/>
      <text:p text:style-name="P11">Servidor Web</text:p>
      <text:p text:style-name="P9"/>
      <text:list xml:id="list62353198" text:style-name="L2">
        <text:list-item>
          <text:p text:style-name="P22">É um Software que fica instalado em um computador na rede e serve para <text:span text:style-name="T11">receber as requisições </text:span>de um browser e responder com os arquivos correspondentes ao site solicitado (que em geral são páginas criadas com HTML, CSS e JavaScript e alguns recursos como imagens, áudios e vídeos).</text:p>
          <text:p text:style-name="P22"/>
          <text:p text:style-name="P22"><text:span text:style-name="T15">Os servidores web relacionados as requisições e respostas de um site utiliza um </text:span><text:span text:style-name="T12">protocolo </text:span><text:span text:style-name="T15">chamado </text:span><text:span text:style-name="T12">HTTP.</text:span></text:p>
        </text:list-item>
      </text:list>
      <text:p text:style-name="P2"/>
      <text:p text:style-name="P12">HTTP</text:p>
      <text:p text:style-name="P12"/>
      <text:list xml:id="list3952969669" text:style-name="L3">
        <text:list-item>
          <text:p text:style-name="P38"><text:span text:style-name="T3">P</text:span><text:span text:style-name="T4">rotocolo Http </text:span><text:span text:style-name="T6">(Hypertext Transfer Protocol)</text:span><text:span text:style-name="T4">, é uma espécie de idioma utilizado para que o cliente Web (que em geral é um browser) e o servidor web se entendam. </text:span></text:p>
          <text:p text:style-name="P23"/>
          <text:p text:style-name="P23">Cada um dos outros tipos de servidores web utiliza um protocolo diferente.</text:p>
        </text:list-item>
      </text:list>
      <text:p text:style-name="P3"/>
      <text:p text:style-name="P12">Outros Protocolos</text:p>
      <text:p text:style-name="P12"/>
      <text:list xml:id="list2942618960" text:style-name="L4">
        <text:list-item>
          <text:p text:style-name="P33">SMTP – <text:span text:style-name="T10">Recebimento e envio de Emails;</text:span></text:p>
        </text:list-item>
        <text:list-item>
          <text:p text:style-name="P33">FTP – <text:span text:style-name="T10">Recebimento e download de arquivos.</text:span></text:p>
        </text:list-item>
      </text:list>
      <text:p text:style-name="P3"/>
      <text:p text:style-name="P3"><text:soft-page-break/>Também existem servidores web para acesso a Banco de Dados, entre outros.</text:p>
      <text:p text:style-name="P3"/>
      <text:p text:style-name="P12">Servidores Web relacionados aos sites</text:p>
      <text:p text:style-name="P12"/>
      <text:list xml:id="list4187502075" text:style-name="L5">
        <text:list-item>
          <text:p text:style-name="P34">Apache</text:p>
        </text:list-item>
        <text:list-item>
          <text:p text:style-name="P34">Nginx</text:p>
        </text:list-item>
      </text:list>
      <text:p text:style-name="P2"/>
      <text:p text:style-name="P3">São os softwares mais famosos que usam o HTTP para criar esses servidores. <text:span text:style-name="T16">Para solicitar o servidor web ou um conteúdo de um determinado site precisamos conhecer o seu </text:span><text:span text:style-name="T13">endereço IP.</text:span></text:p>
      <text:p text:style-name="P35"/>
      <text:p text:style-name="P13">Endereço IP</text:p>
      <text:p text:style-name="P13"/>
      <text:list xml:id="list231981881" text:style-name="L6">
        <text:list-item>
          <text:p text:style-name="P25">Um Endereço de Protocolo da Internet <text:span text:style-name="T11">(Internet Protocol Address </text:span>[IP address],<text:span text:style-name="T11"> </text:span>é um <text:span text:style-name="T11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5">Um endereço de <text:span text:style-name="T11">IP</text:span> serve a duas funções principais:</text:p>
          <text:list>
            <text:list-item>
              <text:p text:style-name="P39">identificação de interface de hospedeiro ou de rede e endereçamento de localização.</text:p>
            </text:list-item>
          </text:list>
        </text:list-item>
      </text:list>
      <text:p text:style-name="P19"/>
      <text:p text:style-name="P4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1">DNS.</text:span></text:p>
      <text:p text:style-name="P36"/>
      <text:p text:style-name="P13">DNS</text:p>
      <text:p text:style-name="P13"/>
      <text:list xml:id="list1737877417" text:style-name="L7">
        <text:list-item>
          <text:p text:style-name="P26">O Sistema de Nomes de Domínio (<text:span text:style-name="T11">D</text:span>omain <text:span text:style-name="T11">N</text:span>ame <text:span text:style-name="T11">S</text:span>ystem), é um sistema hierárquico e distribuído de gestão de nomes para computadores, serviços ou qualquer máquina conectada à internet ou a uma rede privada. Faz a <text:span text:style-name="T11">associação </text:span>entre várias informações atribuídas a nomes de domínios e cada entidade participante.</text:p>
        </text:list-item>
        <text:list-item>
          <text:p text:style-name="P26">A sua utilização mais convencional <text:span text:style-name="T11">associa nomes de domínios mais facilmente memorizáveis a endereços IP numéricos</text:span>, necessários à localização e identificação de serviços e dispositivos, processo esse denominado por: <text:span text:style-name="T11">resolução de nome.</text:span></text:p>
        </text:list-item>
      </text:list>
      <text:p text:style-name="P36"/>
      <text:p text:style-name="P6"><text:soft-page-break/><text:span text:style-name="T5">Ou seja, ele tem uma espécie de banco de dados que relaciona então </text:span><text:span text:style-name="T7">IPS </text:span><text:span text:style-name="T5">com</text:span><text:span text:style-name="T7"> Domínios </text:span><text:span text:style-name="T5">em geral todo computador ligado a rede já tem um IP do DNS configurado então quando ele precisa saber o IP ele envia o domínio que ele deseja saber, o IP pra esse DNS e ele responde devolvendo o IP desejado.</text:span></text:p>
      <text:p text:style-name="P27"/>
      <text:p text:style-name="P14">D<text:span text:style-name="T17">esenvolvendo o Site</text:span></text:p>
      <text:p text:style-name="P14"/>
      <text:list xml:id="list677662991" text:style-name="L8">
        <text:list-item>
          <text:p text:style-name="P28">Após descobrir o IP correto do servidor na rede, o browser vai então solicitar a árvore de arquivos relacionadas aquele site digitando ao servidor Web.</text:p>
        </text:list-item>
        <text:list-item>
          <text:p text:style-name="P28">Site estático:</text:p>
          <text:list>
            <text:list-item>
              <text:p text:style-name="P40">devolverá os arquivos pré existentes.</text:p>
            </text:list-item>
          </text:list>
        </text:list-item>
        <text:list-item>
          <text:p text:style-name="P28">Site dinâmico:</text:p>
          <text:list>
            <text:list-item>
              <text:p text:style-name="P41">o servidor solicitará para um outro software (por exemplo, ao NodeJS) a geração dessas páginas dinâmicas.</text:p>
            </text:list-item>
          </text:list>
        </text:list-item>
      </text:list>
      <text:p text:style-name="P20"/>
      <text:p text:style-name="P17">Desenvolvedor Frontend, Backend e Full Stack</text:p>
      <text:p text:style-name="P17"/>
      <text:p text:style-name="P15">O que é desenvolvedor Frontend?</text:p>
      <text:p text:style-name="P15"/>
      <text:list xml:id="list3679306811" text:style-name="L9">
        <text:list-item>
          <text:p text:style-name="P29"><text:span text:style-name="T17">O </text:span>desenvolvedor Frontend é o que <text:span text:style-name="T11">cria a interface </text:span>do site com o usuário, geralmente usando HTML, CSS e JavaScript;</text:p>
        </text:list-item>
      </text:list>
      <text:p text:style-name="P5"/>
      <text:p text:style-name="P15">O que é desenvolvedor Backend?</text:p>
      <text:p text:style-name="P15"/>
      <text:list xml:id="list645009480" text:style-name="L10">
        <text:list-item>
          <text:p text:style-name="P30">Em geral o desenvolvedor Backend é o responsável por <text:span text:style-name="T11">desenvolver a estrutura </text:span>do site que não é apresentada ao usuário, por exemplo a parte que acessa o <text:span text:style-name="T11">Banco de dados, </text:span>processa as <text:span text:style-name="T11">regras de negócio </text:span>e <text:span text:style-name="T11">interage </text:span>com outros serviços.</text:p>
        </text:list-item>
        <text:list-item>
          <text:p text:style-name="P30">É comum no Backend utilizarmos linguagens de programação como <text:span text:style-name="T11">JavaScript, Ruby </text:span>e <text:span text:style-name="T11">Python</text:span>, e frameworks como <text:span text:style-name="T11">NodeJS, Ruby on Rails </text:span>e <text:span text:style-name="T11">Django.</text:span></text:p>
        </text:list-item>
      </text:list>
      <text:p text:style-name="P37"/>
      <text:p text:style-name="P15">O que é desenvolvedor FullStack?</text:p>
      <text:p text:style-name="P15"/>
      <text:list xml:id="list4201988676" text:style-name="L11">
        <text:list-item>
          <text:p text:style-name="P31"><text:span text:style-name="T18">O </text:span>desenvolvedor Fullstack é o que consegue desenvolver tanto <text:span text:style-name="T11">frontend </text:span>como o <text:span text:style-name="T11">backend, </text:span>portanto ele pode atuar no <text:span text:style-name="T11">ciclo completo de desenvolvimento </text:span>de um sit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MT2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studos </text:span><text:span text:style-name="MT1">F</text:span><text:span text:style-name="MT2">ront-</text:span><text:span text:style-name="MT1">E</text:span><text:span text:style-name="MT2">nd </text:span><text:span text:style-name="MT1">D</text:span><text:span text:style-name="MT2">evelopme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8T16:06:30.773360034</dc:date>
    <meta:editing-duration>P1DT20H2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49" meta:word-count="698" meta:character-count="4061" meta:non-whitespace-character-count="3436"/>
  </office:meta>
</office:document-meta>
</file>